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ext:soft-page-break/>
        <table:table-row table:style-name="Table1.1">
          <table:table-cell table:style-name="Table1.A1" office:value-type="string">
            <text:p text:style-name="P4">Unity Method &amp; Function Reference</text:p>
          </table:table-cell>
        </table:table-row>
      </table:table>
      <text:p text:style-name="P1"><text:soft-page-break/></text:p>
      <text:p text:style-name="P1"><text:span text:style-name="T1">Void Awake() - </text:span>Runs once when script object is initialised regardless if script is enabled and runs before and scripts Start() function unless script object instantiated at runtime.</text:p>
      <text:p text:style-name="P1"/>
      <text:p text:style-name="P1"><text:span text:style-name="T1">Void Start() -</text:span> Runs once during the life of the script. </text:p>
      <text:p text:style-name="P1"/>
      <text:p text:style-name="P1"><text:span text:style-name="T1">Void Update() - </text:span>Runs every frame (affected by fps drop).</text:p>
      <text:p text:style-name="P1"/>
      <text:p text:style-name="P1"><text:span text:style-name="T1">Void FixedUpdate() -</text:span> Runs every frame by fixed framerate (not affected by fps drop). </text:p>
      <text:p text:style-name="P2"/>
      <text:p text:style-name="P1"><text:span text:style-name="T1">Input.GetKeyDown(KeyCode.UpArrow) -</text:span> Gets the input of a pressed key that is pressed down fires once. The up arrow in this case. (There is also GetKeyUp executed on key release and simply GetKey which will fire as long as key is being pressed)</text:p>
      <text:p text:style-name="P1"/>
      <text:p text:style-name="P1"><text:span text:style-name="T1">SceneManager.LoadScene(scene, mode) -</text:span> Loads “scene” by string name or by scene number in build index. “Mode” is the mode for loading the scene either LoadSceneMode.single or additive. Single replaces current scene with new scene while additive loads defined scene over current scene.</text:p>
      <text:p text:style-name="P1"/>
      <text:p text:style-name="P1"><text:span text:style-name="T1">Random.Range(int/float Min , int/float Max) -</text:span> Gets random numeric value between min and max value(min value inclusive, max value exclusive). </text:p>
      <text:p text:style-name="P1"/>
      <text:p text:style-name="P1"><text:span text:style-name="T1">GameObject.DontDestroyOnLoad(gameObject) -</text:span> Causes GameObject defined to persist through scene changes.</text:p>
      <text:p text:style-name="P1"/>
      <text:p text:style-name="P1"><text:span text:style-name="T1">Destroy (gameObject)</text:span> - Destroy gameObject defined.</text:p>
      <text:p text:style-name="P1"/>
      <text:p text:style-name="P1"><text:span text:style-name="T1">Debug.log(“”)</text:span> - Prints to console. Replace log with logWarning or logError for denoting errors.</text:p>
      <text:p text:style-name="P1"/>
      <text:p text:style-name="P1"><text:span text:style-name="T1">Print (“”)</text:span> - Prints to console.</text:p>
      <text:p text:style-name="P1"/>
      <text:p text:style-name="P1"><text:span text:style-name="T1">OnCollisionEnter(Collision collision) -</text:span> Runs when two or more rigidbodies/colliders come into contact. <text:s/>OnCollisionExit() Called when two or more rigidbodies/colliders stop touching. OnCollisionStay() Called once per frame for every rigidbody/collider touching (if using 2D add 2D to end of method name ex. OnCollisionEnter2D() ). </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2" table:style-name="Table2">
        <table:table-column table:style-name="Table2.A"/>
        <text:soft-page-break/>
        <table:table-row table:style-name="Table2.1">
          <table:table-cell table:style-name="Table2.A1" office:value-type="string">
            <text:p text:style-name="P4">Variable Declarations</text:p>
          </table:table-cell>
        </table:table-row>
      </table:table>
      <text:p text:style-name="P1"><text:soft-page-break/></text:p>
      <text:p text:style-name="P1"><text:span text:style-name="T1">*NOTE - All C# Variables are private by default.</text:span></text:p>
      <text:p text:style-name="P2"/>
      <text:p text:style-name="P1"><text:span text:style-name="T1">Enum varName {name1, name2, name3 }; -</text:span> enum is a keyword that allows you to declare an enumeration which is a set of string names related to constant valu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6" meta:paragraph-count="16" meta:word-count="291" meta:character-count="1912" meta:non-whitespace-character-count="1632"/>
    <meta:generator>LibreOfficeDev/5.1.0.3$Linux_X86_64 LibreOffice_project/</meta:generator>
  </office:meta>
</office:document-meta>
</file>